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ab74" officeooo:paragraph-rsid="0003ab74"/>
    </style:style>
    <style:style style:name="P2" style:family="paragraph" style:parent-style-name="Preformatted_20_Text">
      <style:text-properties officeooo:rsid="00044bc6" officeooo:paragraph-rsid="00044bc6"/>
    </style:style>
    <style:style style:name="P3" style:family="paragraph" style:parent-style-name="Preformatted_20_Text">
      <style:text-properties officeooo:rsid="00044bc6" officeooo:paragraph-rsid="00099f50"/>
    </style:style>
    <style:style style:name="P4" style:family="paragraph" style:parent-style-name="Preformatted_20_Text">
      <style:text-properties officeooo:rsid="0004df53" officeooo:paragraph-rsid="0004df53"/>
    </style:style>
    <style:style style:name="P5" style:family="paragraph" style:parent-style-name="Preformatted_20_Text">
      <style:text-properties officeooo:rsid="0004df53" officeooo:paragraph-rsid="00099f50"/>
    </style:style>
    <style:style style:name="P6" style:family="paragraph" style:parent-style-name="Preformatted_20_Text">
      <style:text-properties officeooo:paragraph-rsid="0004df53"/>
    </style:style>
    <style:style style:name="P7" style:family="paragraph" style:parent-style-name="Preformatted_20_Text">
      <style:text-properties officeooo:rsid="00059a25" officeooo:paragraph-rsid="00059a25"/>
    </style:style>
    <style:style style:name="P8" style:family="paragraph" style:parent-style-name="Preformatted_20_Text">
      <style:text-properties officeooo:rsid="0008e2e1" officeooo:paragraph-rsid="0008e2e1"/>
    </style:style>
    <style:style style:name="P9" style:family="paragraph" style:parent-style-name="Preformatted_20_Text">
      <style:text-properties officeooo:paragraph-rsid="00099f50"/>
    </style:style>
    <style:style style:name="P10" style:family="paragraph" style:parent-style-name="Preformatted_20_Text">
      <style:text-properties officeooo:rsid="000b48cf" officeooo:paragraph-rsid="000c99e0"/>
    </style:style>
    <style:style style:name="T1" style:family="text">
      <style:text-properties officeooo:rsid="0004df53"/>
    </style:style>
    <style:style style:name="T2" style:family="text">
      <style:text-properties officeooo:rsid="00059a25"/>
    </style:style>
    <style:style style:name="T3" style:family="text">
      <style:text-properties officeooo:rsid="00099f50"/>
    </style:style>
    <style:style style:name="T4" style:family="text">
      <style:text-properties officeooo:rsid="000c9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esting scenarios:</text:p>
      <text:p text:style-name="Preformatted_20_Text"/>
      <text:p text:style-name="P1">With cover image</text:p>
      <text:p text:style-name="Preformatted_20_Text"/>
      <text:p text:style-name="Preformatted_20_Text">---</text:p>
      <text:p text:style-name="P4">Test</text:p>
      <text:p text:style-name="Preformatted_20_Text">Click on the cross to delete the cover image, then click update. Refresh the page.</text:p>
      <text:p text:style-name="Preformatted_20_Text"/>
      <text:p text:style-name="P6">Expected result</text:p>
      <text:p text:style-name="P6"><text:span text:style-name="T1">T</text:span>he picture is gone both in the db and in the food item model (img_id field is an empty string).</text:p>
      <text:p text:style-name="P2">---</text:p>
      <text:p text:style-name="P5">Test</text:p>
      <text:p text:style-name="P9"><text:span text:style-name="T3">Upload a different cover image and update</text:span>. <text:span text:style-name="T3">Refresh the page.</text:span></text:p>
      <text:p text:style-name="P9"/>
      <text:p text:style-name="P9">Expected result</text:p>
      <text:p text:style-name="P10">A new picture is displayed in the updated item <text:span text:style-name="T4">(The new image was saved in the db and its id was inserted in the img_id field of the food item)</text:span>. The old image was deleted from the database. </text:p>
      <text:p text:style-name="P3">---</text:p>
      <text:p text:style-name="P2"/>
      <text:p text:style-name="P2"/>
      <text:p text:style-name="P2">With gallery images</text:p>
      <text:p text:style-name="P2"/>
      <text:p text:style-name="P2">---</text:p>
      <text:p text:style-name="P7">Test</text:p>
      <text:p text:style-name="P4">- Add a gallery image. Up<text:span text:style-name="T2">date the menu item. Refresh the page.</text:span></text:p>
      <text:p text:style-name="P4"/>
      <text:p text:style-name="P7">Expected result</text:p>
      <text:p text:style-name="P8">Gallery images are saved in the db and their ids are saved in the food item model.</text:p>
      <text:p text:style-name="P8">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21:17:58.229035732</dc:date>
    <meta:editing-duration>PT1H4M30S</meta:editing-duration>
    <meta:editing-cycles>10</meta:editing-cycles>
    <meta:generator>LibreOffice/6.1.2.1$Linux_x86 LibreOffice_project/10$Build-1</meta:generator>
    <meta:document-statistic meta:table-count="0" meta:image-count="0" meta:object-count="0" meta:page-count="1" meta:paragraph-count="20" meta:word-count="134" meta:character-count="697" meta:non-whitespace-character-count="582"/>
  </office:meta>
</office:document-meta>
</file>